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30067" calcext:value-type="float">
            <text:p>0,030067</text:p>
          </table:table-cell>
          <table:table-cell/>
          <table:table-cell table:formula="of:=[.B1]" office:value-type="float" office:value="0.030067" calcext:value-type="float">
            <text:p>0,030067</text:p>
          </table:table-cell>
          <table:table-cell table:formula="of:=[.B2]" office:value-type="float" office:value="0.000153" calcext:value-type="float">
            <text:p>0,000153</text:p>
          </table:table-cell>
          <table:table-cell table:formula="of:=[.B3]" office:value-type="float" office:value="0.030231" calcext:value-type="float">
            <text:p>0,03023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53" calcext:value-type="float">
            <text:p>0,000153</text:p>
          </table:table-cell>
          <table:table-cell/>
          <table:table-cell table:formula="of:=[.B5]" office:value-type="float" office:value="0.014502" calcext:value-type="float">
            <text:p>0,014502</text:p>
          </table:table-cell>
          <table:table-cell table:formula="of:=[.B6]" office:value-type="float" office:value="0.00019" calcext:value-type="float">
            <text:p>0,00019</text:p>
          </table:table-cell>
          <table:table-cell table:formula="of:=[.B7]" office:value-type="float" office:value="0.014704" calcext:value-type="float">
            <text:p>0,0147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30231" calcext:value-type="float">
            <text:p>0,030231</text:p>
          </table:table-cell>
          <table:table-cell/>
          <table:table-cell table:formula="of:=[.B9]" office:value-type="float" office:value="0.019034" calcext:value-type="float">
            <text:p>0,019034</text:p>
          </table:table-cell>
          <table:table-cell table:formula="of:=[.B10]" office:value-type="float" office:value="0.00022" calcext:value-type="float">
            <text:p>0,00022</text:p>
          </table:table-cell>
          <table:table-cell table:formula="of:=[.B11]" office:value-type="float" office:value="0.019267" calcext:value-type="float">
            <text:p>0,019267</text:p>
          </table:table-cell>
        </table:table-row>
        <table:table-row table:style-name="ro1">
          <table:table-cell table:number-columns-repeated="3"/>
          <table:table-cell table:formula="of:=[.B13]" office:value-type="float" office:value="0.036082" calcext:value-type="float">
            <text:p>0,036082</text:p>
          </table:table-cell>
          <table:table-cell table:formula="of:=[.B14]" office:value-type="float" office:value="0.000239" calcext:value-type="float">
            <text:p>0,000239</text:p>
          </table:table-cell>
          <table:table-cell table:formula="of:=[.B15]" office:value-type="float" office:value="0.036332" calcext:value-type="float">
            <text:p>0,03633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4502" calcext:value-type="float">
            <text:p>0,014502</text:p>
          </table:table-cell>
          <table:table-cell/>
          <table:table-cell table:formula="of:=[.B17]" office:value-type="float" office:value="0.023052" calcext:value-type="float">
            <text:p>0,023052</text:p>
          </table:table-cell>
          <table:table-cell table:formula="of:=[.B18]" office:value-type="float" office:value="0.000108" calcext:value-type="float">
            <text:p>0,000108</text:p>
          </table:table-cell>
          <table:table-cell table:formula="of:=[.B19]" office:value-type="float" office:value="0.023171" calcext:value-type="float">
            <text:p>0,02317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" calcext:value-type="float">
            <text:p>0,00019</text:p>
          </table:table-cell>
          <table:table-cell/>
          <table:table-cell table:formula="of:=[.B21]" office:value-type="float" office:value="0.02316" calcext:value-type="float">
            <text:p>0,02316</text:p>
          </table:table-cell>
          <table:table-cell table:formula="of:=[.B22]" office:value-type="float" office:value="0.000144" calcext:value-type="float">
            <text:p>0,000144</text:p>
          </table:table-cell>
          <table:table-cell table:formula="of:=[.B23]" office:value-type="float" office:value="0.023315" calcext:value-type="float">
            <text:p>0,0233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4704" calcext:value-type="float">
            <text:p>0,014704</text:p>
          </table:table-cell>
          <table:table-cell/>
          <table:table-cell table:formula="of:=[.B25]" office:value-type="float" office:value="0.018512" calcext:value-type="float">
            <text:p>0,018512</text:p>
          </table:table-cell>
          <table:table-cell table:formula="of:=[.B26]" office:value-type="float" office:value="0.000206" calcext:value-type="float">
            <text:p>0,000206</text:p>
          </table:table-cell>
          <table:table-cell table:formula="of:=[.B27]" office:value-type="float" office:value="0.01873" calcext:value-type="float">
            <text:p>0,01873</text:p>
          </table:table-cell>
        </table:table-row>
        <table:table-row table:style-name="ro1">
          <table:table-cell table:number-columns-repeated="3"/>
          <table:table-cell table:formula="of:=[.B29]" office:value-type="float" office:value="0.004513" calcext:value-type="float">
            <text:p>0,004513</text:p>
          </table:table-cell>
          <table:table-cell table:formula="of:=[.B30]" office:value-type="float" office:value="0.000185" calcext:value-type="float">
            <text:p>0,000185</text:p>
          </table:table-cell>
          <table:table-cell table:formula="of:=[.B31]" office:value-type="float" office:value="0.004709" calcext:value-type="float">
            <text:p>0,004709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9034" calcext:value-type="float">
            <text:p>0,019034</text:p>
          </table:table-cell>
          <table:table-cell/>
          <table:table-cell table:formula="of:=[.B33]" office:value-type="float" office:value="0.029096" calcext:value-type="float">
            <text:p>0,029096</text:p>
          </table:table-cell>
          <table:table-cell table:formula="of:=[.B34]" office:value-type="float" office:value="0.000318" calcext:value-type="float">
            <text:p>0,000318</text:p>
          </table:table-cell>
          <table:table-cell table:formula="of:=[.B35]" office:value-type="float" office:value="0.029427" calcext:value-type="float">
            <text:p>0,02942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2" calcext:value-type="float">
            <text:p>0,00022</text:p>
          </table:table-cell>
          <table:table-cell/>
          <table:table-cell table:formula="of:=[.B37]" office:value-type="float" office:value="0.020891" calcext:value-type="float">
            <text:p>0,020891</text:p>
          </table:table-cell>
          <table:table-cell table:formula="of:=[.B38]" office:value-type="float" office:value="0.000224" calcext:value-type="float">
            <text:p>0,000224</text:p>
          </table:table-cell>
          <table:table-cell table:formula="of:=[.B39]" office:value-type="float" office:value="0.021127" calcext:value-type="float">
            <text:p>0,0211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9267" calcext:value-type="float">
            <text:p>0,019267</text:p>
          </table:table-cell>
          <table:table-cell/>
          <table:table-cell table:formula="of:=[.B41]" office:value-type="float" office:value="0.026903" calcext:value-type="float">
            <text:p>0,026903</text:p>
          </table:table-cell>
          <table:table-cell table:formula="of:=[.B42]" office:value-type="float" office:value="0.000355" calcext:value-type="float">
            <text:p>0,000355</text:p>
          </table:table-cell>
          <table:table-cell table:formula="of:=[.B43]" office:value-type="float" office:value="0.027269" calcext:value-type="float">
            <text:p>0,0272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36082" calcext:value-type="float">
            <text:p>0,036082</text:p>
          </table:table-cell>
          <table:table-cell/>
          <table:table-cell table:formula="of:=SMALL([.D$1:.D$11];1)" office:value-type="float" office:value="0.004513" calcext:value-type="float">
            <text:p>0,004513</text:p>
          </table:table-cell>
          <table:table-cell table:formula="of:=SMALL([.E$1:.E$11];1)" office:value-type="float" office:value="0.000108" calcext:value-type="float">
            <text:p>0,000108</text:p>
          </table:table-cell>
          <table:table-cell table:formula="of:=SMALL([.F$1:.F$11];1)" office:value-type="float" office:value="0.004709" calcext:value-type="float">
            <text:p>0,00470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9" calcext:value-type="float">
            <text:p>0,000239</text:p>
          </table:table-cell>
          <table:table-cell/>
          <table:table-cell table:formula="of:=SMALL([.D$1:.D$11];2)" office:value-type="float" office:value="0.014502" calcext:value-type="float">
            <text:p>0,014502</text:p>
          </table:table-cell>
          <table:table-cell table:formula="of:=SMALL([.E$1:.E$11];2)" office:value-type="float" office:value="0.000144" calcext:value-type="float">
            <text:p>0,000144</text:p>
          </table:table-cell>
          <table:table-cell table:formula="of:=SMALL([.F$1:.F$11];2)" office:value-type="float" office:value="0.014704" calcext:value-type="float">
            <text:p>0,0147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36332" calcext:value-type="float">
            <text:p>0,036332</text:p>
          </table:table-cell>
          <table:table-cell/>
          <table:table-cell table:formula="of:=SMALL([.D$1:.D$11];3)" office:value-type="float" office:value="0.018512" calcext:value-type="float">
            <text:p>0,018512</text:p>
          </table:table-cell>
          <table:table-cell table:formula="of:=SMALL([.E$1:.E$11];3)" office:value-type="float" office:value="0.000153" calcext:value-type="float">
            <text:p>0,000153</text:p>
          </table:table-cell>
          <table:table-cell table:formula="of:=SMALL([.F$1:.F$11];3)" office:value-type="float" office:value="0.01873" calcext:value-type="float">
            <text:p>0,01873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19034" calcext:value-type="float">
            <text:p>0,019034</text:p>
          </table:table-cell>
          <table:table-cell table:formula="of:=SMALL([.E$1:.E$11];4)" office:value-type="float" office:value="0.000185" calcext:value-type="float">
            <text:p>0,000185</text:p>
          </table:table-cell>
          <table:table-cell table:formula="of:=SMALL([.F$1:.F$11];4)" office:value-type="float" office:value="0.019267" calcext:value-type="float">
            <text:p>0,019267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3052" calcext:value-type="float">
            <text:p>0,023052</text:p>
          </table:table-cell>
          <table:table-cell/>
          <table:table-cell table:formula="of:=SMALL([.D$1:.D$11];5)" office:value-type="float" office:value="0.020891" calcext:value-type="float">
            <text:p>0,020891</text:p>
          </table:table-cell>
          <table:table-cell table:formula="of:=SMALL([.E$1:.E$11];5)" office:value-type="float" office:value="0.00019" calcext:value-type="float">
            <text:p>0,00019</text:p>
          </table:table-cell>
          <table:table-cell table:formula="of:=SMALL([.F$1:.F$11];5)" office:value-type="float" office:value="0.021127" calcext:value-type="float">
            <text:p>0,02112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08" calcext:value-type="float">
            <text:p>0,000108</text:p>
          </table:table-cell>
          <table:table-cell/>
          <table:table-cell table:formula="of:=AVERAGE([.D13:.D17])" office:value-type="float" office:value="0.0154904" calcext:value-type="float">
            <text:p>0,0154904</text:p>
          </table:table-cell>
          <table:table-cell table:formula="of:=AVERAGE([.E13:.E17])" office:value-type="float" office:value="0.000156" calcext:value-type="float">
            <text:p>0,000156</text:p>
          </table:table-cell>
          <table:table-cell table:formula="of:=AVERAGE([.F13:.F17])" office:value-type="float" office:value="0.0157074" calcext:value-type="float">
            <text:p>0,015707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3171" calcext:value-type="float">
            <text:p>0,02317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316" calcext:value-type="float">
            <text:p>0,0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44" calcext:value-type="float">
            <text:p>0,000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3315" calcext:value-type="float">
            <text:p>0,0233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8512" calcext:value-type="float">
            <text:p>0,01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6" calcext:value-type="float">
            <text:p>0,00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873" calcext:value-type="float">
            <text:p>0,0187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513" calcext:value-type="float">
            <text:p>0,004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85" calcext:value-type="float">
            <text:p>0,000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709" calcext:value-type="float">
            <text:p>0,0047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9096" calcext:value-type="float">
            <text:p>0,029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18" calcext:value-type="float">
            <text:p>0,000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9427" calcext:value-type="float">
            <text:p>0,02942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0891" calcext:value-type="float">
            <text:p>0,020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24" calcext:value-type="float">
            <text:p>0,000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1127" calcext:value-type="float">
            <text:p>0,02112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6903" calcext:value-type="float">
            <text:p>0,026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55" calcext:value-type="float">
            <text:p>0,000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7269" calcext:value-type="float">
            <text:p>0,02726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3265" calcext:value-type="float">
            <text:p>0,013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1" calcext:value-type="float">
            <text:p>0,000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3487" calcext:value-type="float">
            <text:p>0,01348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3296" calcext:value-type="float">
            <text:p>0,003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11" calcext:value-type="float">
            <text:p>0,000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3425" calcext:value-type="float">
            <text:p>0,0034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1144" calcext:value-type="float">
            <text:p>0,011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64" calcext:value-type="float">
            <text:p>0,000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1341" calcext:value-type="float">
            <text:p>0,0113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8701" calcext:value-type="float">
            <text:p>0,008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02" calcext:value-type="float">
            <text:p>0,000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8814" calcext:value-type="float">
            <text:p>0,008814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180107857142857" calcext:value-type="float">
            <text:p>0,018010785714286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198357142857143" calcext:value-type="float">
            <text:p>0,000198357142857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182227142857143" calcext:value-type="float">
            <text:p>0,0182227142857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1:07.8741183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1:17.972391132</dc:date>
    <meta:editing-duration>PT12M37S</meta:editing-duration>
    <meta:editing-cycles>10</meta:editing-cycles>
    <meta:generator>LibreOffice/6.2.5.2$Linux_X86_64 LibreOffice_project/20$Build-2</meta:generator>
    <meta:document-statistic meta:table-count="1" meta:cell-count="144" meta:object-count="0"/>
  </office:meta>
</office:document-meta>
</file>